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689F95D562CA9DB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Preformatted_20_Text">
      <style:paragraph-properties style:writing-mode="lr-tb"/>
    </style:style>
    <style:style style:name="P4" style:family="paragraph" style:parent-style-name="Standard">
      <style:paragraph-properties fo:margin-top="0in" fo:margin-bottom="0.1965in" style:contextual-spacing="false"/>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ch ein programmierbeispiel in c um ein block zu schreibne und ein beispiel um einen blcok zu lesen</text:p>
      <text:p text:style-name="Text_20_body">Hier sind Beispiele in C, um einen Block auf einen USB-Stick zu schreiben und einen Block von einem USB-Stick zu lesen. Beachten Sie, dass dies nur Beispielcode ist und dass die tatsächliche Implementierung je nach Betriebssystem und verwendeter Bibliothek variieren kann. Diese Beispiele verwenden die Standard-C-Bibliothek und nehmen an, dass der USB-Stick bereits angeschlossen ist und vom Betriebssystem erkannt wurde.</text:p>
      <text:h text:style-name="Heading_20_3" text:outline-level="3">Block schreiben:</text:h>
      <text:p text:style-name="P1">c</text:p>
      <text:p text:style-name="P3"><text:span text:style-name="Source_20_Text">#include &lt;stdio.h&gt;</text:span></text:p>
      <text:p text:style-name="P3"/>
      <text:p text:style-name="P3"><text:span text:style-name="Source_20_Text">// Funktion zum Schreiben eines Blocks auf den USB-Stick</text:span></text:p>
      <text:p text:style-name="P3"><text:span text:style-name="Source_20_Text">void writeBlockToUSB(char* blockData, int blockSize) {</text:span></text:p>
      <text:p text:style-name="P3"><text:span text:style-name="Source_20_Text"><text:s text:c="4"/>// Öffnen Sie den Dateistream zum Schreiben auf den USB-Stick</text:span></text:p>
      <text:p text:style-name="P3"><text:span text:style-name="Source_20_Text"><text:s text:c="4"/>FILE* usbFile = fopen("/pfad/zum/usb-stick", "wb"); // Ersetzen Sie "/pfad/zum/usb-stick" durch den tatsächlichen Pfad zum USB-Stick</text:span></text:p>
      <text:p text:style-name="P3"><text:span text:style-name="Source_20_Text"><text:s text:c="4"/></text:span></text:p>
      <text:p text:style-name="P3"><text:span text:style-name="Source_20_Text"><text:s text:c="4"/>// Überprüfen, ob das Öffnen des Dateistreams erfolgreich war</text:span></text:p>
      <text:p text:style-name="P3"><text:span text:style-name="Source_20_Text"><text:s text:c="4"/>if (usbFile == NULL) {</text:span></text:p>
      <text:p text:style-name="P3"><text:span text:style-name="Source_20_Text"><text:s text:c="8"/>printf("Fehler beim Öffnen des USB-Sticks zum Schreiben.\n");</text:span></text:p>
      <text:p text:style-name="P3"><text:span text:style-name="Source_20_Text"><text:s text:c="8"/>return;</text:span></text:p>
      <text:p text:style-name="P3"><text:span text:style-name="Source_20_Text"><text:s text:c="4"/>}</text:span></text:p>
      <text:p text:style-name="P3"><text:span text:style-name="Source_20_Text"><text:s text:c="4"/></text:span></text:p>
      <text:p text:style-name="P3"><text:span text:style-name="Source_20_Text"><text:s text:c="4"/>// Schreiben Sie den Block auf den USB-Stick</text:span></text:p>
      <text:p text:style-name="P3"><text:span text:style-name="Source_20_Text"><text:s text:c="4"/>fwrite(blockData, 1, blockSize, usbFile);</text:span></text:p>
      <text:p text:style-name="P3"><text:span text:style-name="Source_20_Text"><text:s text:c="4"/></text:span></text:p>
      <text:p text:style-name="P3"><text:span text:style-name="Source_20_Text"><text:s text:c="4"/>// Schließen Sie den Dateistream</text:span></text:p>
      <text:p text:style-name="P3"><text:span text:style-name="Source_20_Text"><text:s text:c="4"/>fclose(usbFile);</text:span></text:p>
      <text:p text:style-name="P3"><text:span text:style-name="Source_20_Text"><text:s text:c="4"/></text:span></text:p>
      <text:p text:style-name="P3"><text:span text:style-name="Source_20_Text"><text:s text:c="4"/>printf("Block erfolgreich auf den USB-Stick geschrieben.\n");</text:span></text:p>
      <text:p text:style-name="P3"><text:span text:style-name="Source_20_Text">}</text:span></text:p>
      <text:p text:style-name="P3"/>
      <text:p text:style-name="P3"><text:span text:style-name="Source_20_Text">int main() {</text:span></text:p>
      <text:p text:style-name="P3"><text:span text:style-name="Source_20_Text"><text:s text:c="4"/>// Beispiel-Datenblock und Blockgröße</text:span></text:p>
      <text:p text:style-name="P3"><text:span text:style-name="Source_20_Text"><text:s text:c="4"/>char blockData[] = "Dies ist ein Testblock.";</text:span></text:p>
      <text:p text:style-name="P3"><text:span text:style-name="Source_20_Text"><text:s text:c="4"/>int blockSize = sizeof(blockData);</text:span></text:p>
      <text:p text:style-name="P3"><text:span text:style-name="Source_20_Text"><text:s text:c="4"/></text:span></text:p>
      <text:p text:style-name="P3"><text:span text:style-name="Source_20_Text"><text:s text:c="4"/>// Schreiben Sie den Block auf den USB-Stick</text:span></text:p>
      <text:p text:style-name="P3"><text:span text:style-name="Source_20_Text"><text:s text:c="4"/>writeBlockToUSB(blockData, blockSize);</text:span></text:p>
      <text:p text:style-name="P3"><text:span text:style-name="Source_20_Text"><text:s text:c="4"/></text:span></text:p>
      <text:p text:style-name="P3"><text:span text:style-name="Source_20_Text"><text:s text:c="4"/>return 0;</text:span></text:p>
      <text:p text:style-name="P2"><text:span text:style-name="Source_20_Text">}</text:span></text:p>
      <text:h text:style-name="Heading_20_3" text:outline-level="3">Block lesen:</text:h>
      <text:p text:style-name="P1">c</text:p>
      <text:p text:style-name="P3"><text:span text:style-name="Source_20_Text">#include &lt;stdio.h&gt;</text:span></text:p>
      <text:p text:style-name="P3"/>
      <text:p text:style-name="P3"><text:span text:style-name="Source_20_Text">// Funktion zum Lesen eines Blocks vom USB-Stick</text:span></text:p>
      <text:p text:style-name="P3"><text:span text:style-name="Source_20_Text">void readBlockFromUSB(char* blockData, int blockSize) {</text:span></text:p>
      <text:p text:style-name="P3"><text:span text:style-name="Source_20_Text"><text:s text:c="4"/>// Öffnen Sie den Dateistream zum Lesen vom USB-Stick</text:span></text:p>
      <text:p text:style-name="P3"><text:soft-page-break/><text:span text:style-name="Source_20_Text"><text:s text:c="4"/>FILE* usbFile = fopen("/pfad/zum/usb-stick", "rb"); // Ersetzen Sie "/pfad/zum/usb-stick" durch den tatsächlichen Pfad zum USB-Stick</text:span></text:p>
      <text:p text:style-name="P3"><text:span text:style-name="Source_20_Text"><text:s text:c="4"/></text:span></text:p>
      <text:p text:style-name="P3"><text:span text:style-name="Source_20_Text"><text:s text:c="4"/>// Überprüfen, ob das Öffnen des Dateistreams erfolgreich war</text:span></text:p>
      <text:p text:style-name="P3"><text:span text:style-name="Source_20_Text"><text:s text:c="4"/>if (usbFile == NULL) {</text:span></text:p>
      <text:p text:style-name="P3"><text:span text:style-name="Source_20_Text"><text:s text:c="8"/>printf("Fehler beim Öffnen des USB-Sticks zum Lesen.\n");</text:span></text:p>
      <text:p text:style-name="P3"><text:span text:style-name="Source_20_Text"><text:s text:c="8"/>return;</text:span></text:p>
      <text:p text:style-name="P3"><text:span text:style-name="Source_20_Text"><text:s text:c="4"/>}</text:span></text:p>
      <text:p text:style-name="P3"><text:span text:style-name="Source_20_Text"><text:s text:c="4"/></text:span></text:p>
      <text:p text:style-name="P3"><text:span text:style-name="Source_20_Text"><text:s text:c="4"/>// Lesen Sie den Block vom USB-Stick</text:span></text:p>
      <text:p text:style-name="P3"><text:span text:style-name="Source_20_Text"><text:s text:c="4"/>fread(blockData, 1, blockSize, usbFile);</text:span></text:p>
      <text:p text:style-name="P3"><text:span text:style-name="Source_20_Text"><text:s text:c="4"/></text:span></text:p>
      <text:p text:style-name="P3"><text:span text:style-name="Source_20_Text"><text:s text:c="4"/>// Schließen Sie den Dateistream</text:span></text:p>
      <text:p text:style-name="P3"><text:span text:style-name="Source_20_Text"><text:s text:c="4"/>fclose(usbFile);</text:span></text:p>
      <text:p text:style-name="P3"><text:span text:style-name="Source_20_Text"><text:s text:c="4"/></text:span></text:p>
      <text:p text:style-name="P3"><text:span text:style-name="Source_20_Text"><text:s text:c="4"/>printf("Block erfolgreich vom USB-Stick gelesen: %s\n", blockData);</text:span></text:p>
      <text:p text:style-name="P3"><text:span text:style-name="Source_20_Text">}</text:span></text:p>
      <text:p text:style-name="P3"/>
      <text:p text:style-name="P3"><text:span text:style-name="Source_20_Text">int main() {</text:span></text:p>
      <text:p text:style-name="P3"><text:span text:style-name="Source_20_Text"><text:s text:c="4"/>// Beispiel-Datenblock und Blockgröße</text:span></text:p>
      <text:p text:style-name="P3"><text:span text:style-name="Source_20_Text"><text:s text:c="4"/>char blockData[100]; // Annahme: Der Block ist nicht größer als 100 Bytes</text:span></text:p>
      <text:p text:style-name="P3"><text:span text:style-name="Source_20_Text"><text:s text:c="4"/></text:span></text:p>
      <text:p text:style-name="P3"><text:span text:style-name="Source_20_Text"><text:s text:c="4"/>// Lesen Sie den Block vom USB-Stick</text:span></text:p>
      <text:p text:style-name="P3"><text:span text:style-name="Source_20_Text"><text:s text:c="4"/>readBlockFromUSB(blockData, sizeof(blockData));</text:span></text:p>
      <text:p text:style-name="P3"><text:span text:style-name="Source_20_Text"><text:s text:c="4"/></text:span></text:p>
      <text:p text:style-name="P3"><text:span text:style-name="Source_20_Text"><text:s text:c="4"/>return 0;</text:span></text:p>
      <text:p text:style-name="P2"><text:span text:style-name="Source_20_Text">}</text:span></text:p>
      <text:p text:style-name="Text_20_body">Bitte beachten Sie, dass Sie den Pfad zum USB-Stick entsprechend Ihrem Betriebssystem und Ihrer Systemkonfiguration anpassen müssen. Außerdem sollten Sie sicherstellen, dass Sie die entsprechenden Berechtigungen haben, um auf den USB-Stick zuzugreifen.</text:p>
      <text:p text:style-name="P5"><draw:frame draw:style-name="fr1" draw:name="Image1" text:anchor-type="as-char" svg:width="0.25in" svg:height="0.25in" draw:z-index="0"><draw:image xlink:href="Pictures/100000000000007800000078689F95D562CA9DB4.png" xlink:type="simple" xlink:show="embed" xlink:actuate="onLoad" draw:mime-type="image/png"/><svg:title>User</svg:title></draw:frame></text:p>
      <text:p text:style-name="Text_20_body">was ruft fwrite dann in der library auf</text:p>
      <text:p text:style-name="Text_20_body">Die <text:span text:style-name="Source_20_Text">fwrite</text:span>-Funktion ruft in der C-Standardbibliothek (libc) normalerweise eine Funktion auf, die tiefere Betriebssystemaufrufe verwendet, um Daten in eine Datei zu schreiben. Diese tiefere Ebene kann systemabhängig sein, aber im Allgemeinen ruft <text:span text:style-name="Source_20_Text">fwrite</text:span> die <text:span text:style-name="Source_20_Text">write</text:span>-Systemfunktion auf.</text:p>
      <text:p text:style-name="Text_20_body">Die <text:span text:style-name="Source_20_Text">write</text:span>-Funktion ist ein systemnaher Aufruf, der in POSIX-kompatiblen Betriebssystemen wie Linux, Unix und macOS vorhanden ist. Sie ermöglicht das Schreiben von Daten in eine Datei oder einen Dateideskriptor. Die genaue Implementierung dieser Funktion kann je nach Betriebssystem variieren, aber sie wird normalerweise verwendet, um Daten auf einem Dateisystem zu schreiben.</text:p>
      <text:p text:style-name="Text_20_body">Hier ist ein vereinfachtes Beispiel dafür, wie <text:span text:style-name="Source_20_Text">fwrite</text:span> in etwa in der C-Bibliothek implementiert sein könnte:</text:p>
      <text:p text:style-name="P1">c</text:p>
      <text:p text:style-name="P3"><text:span text:style-name="Source_20_Text">size_t fwrite(const void *ptr, size_t size, size_t nmemb, FILE *stream) {</text:span></text:p>
      <text:p text:style-name="P3"><text:span text:style-name="Source_20_Text"><text:s text:c="4"/>// Berechnen Sie die Gesamtgröße der zu schreibenden Daten</text:span></text:p>
      <text:p text:style-name="P3"><text:span text:style-name="Source_20_Text"><text:s text:c="4"/>size_t totalBytes = size * nmemb;</text:span></text:p>
      <text:p text:style-name="P3"><text:span text:style-name="Source_20_Text"><text:s text:c="4"/></text:span></text:p>
      <text:p text:style-name="P3"><text:soft-page-break/><text:span text:style-name="Source_20_Text"><text:s text:c="4"/>// Rufen Sie die systemnahe write-Funktion auf, um Daten in den Dateideskriptor zu schreiben</text:span></text:p>
      <text:p text:style-name="P3"><text:span text:style-name="Source_20_Text"><text:s text:c="4"/>ssize_t bytesWritten = write(stream-&gt;fd, ptr, totalBytes);</text:span></text:p>
      <text:p text:style-name="P3"><text:span text:style-name="Source_20_Text"><text:s text:c="4"/></text:span></text:p>
      <text:p text:style-name="P3"><text:span text:style-name="Source_20_Text"><text:s text:c="4"/>// Überprüfen Sie auf Fehler und geben Sie die Anzahl der geschriebenen Bytes zurück</text:span></text:p>
      <text:p text:style-name="P3"><text:span text:style-name="Source_20_Text"><text:s text:c="4"/>if (bytesWritten == -1) {</text:span></text:p>
      <text:p text:style-name="P3"><text:span text:style-name="Source_20_Text"><text:s text:c="8"/>stream-&gt;errorFlag = true; // Fehlerflag setzen</text:span></text:p>
      <text:p text:style-name="P3"><text:span text:style-name="Source_20_Text"><text:s text:c="8"/>return 0; // Fehler beim Schreiben</text:span></text:p>
      <text:p text:style-name="P3"><text:span text:style-name="Source_20_Text"><text:s text:c="4"/>}</text:span></text:p>
      <text:p text:style-name="P3"><text:span text:style-name="Source_20_Text"><text:s text:c="4"/></text:span></text:p>
      <text:p text:style-name="P3"><text:span text:style-name="Source_20_Text"><text:s text:c="4"/>return bytesWritten / size;</text:span></text:p>
      <text:p text:style-name="P2"><text:span text:style-name="Source_20_Text">}</text:span></text:p>
      <text:p text:style-name="Text_20_body">In diesem Beispiel ruft <text:span text:style-name="Source_20_Text">fwrite</text:span> die <text:span text:style-name="Source_20_Text">write</text:span>-Funktion auf, um Daten in den Dateideskriptor <text:span text:style-name="Source_20_Text">stream-&gt;fd</text:span> zu schreiben. <text:span text:style-name="Source_20_Text">ptr</text:span> ist ein Zeiger auf die zu schreibenden Daten, <text:span text:style-name="Source_20_Text">size</text:span> ist die Größe eines Elements in Bytes, <text:span text:style-name="Source_20_Text">nmemb</text:span> ist die Anzahl der Elemente und <text:span text:style-name="Source_20_Text">stream</text:span> ist ein Zeiger auf den Dateistream, der von <text:span text:style-name="Source_20_Text">fopen</text:span> zurückgegeben wurde. Die <text:span text:style-name="Source_20_Text">write</text:span>-Funktion gibt die Anzahl der tatsächlich geschriebenen Bytes zurück, die dann von <text:span text:style-name="Source_20_Text">fwrite</text:span> verarbeitet werden.</text:p>
      <text:p text:style-name="P5"><draw:frame draw:style-name="fr1" draw:name="Image2" text:anchor-type="as-char" svg:width="0.25in" svg:height="0.25in" draw:z-index="1"><draw:image xlink:href="Pictures/100000000000007800000078689F95D562CA9DB4.png" xlink:type="simple" xlink:show="embed" xlink:actuate="onLoad" draw:mime-type="image/png"/><svg:title>User</svg:title></draw:frame></text:p>
      <text:p text:style-name="Text_20_body">und wie sieht ein datenstrom dann auf dem USB kabel aus auf D+ und D-?</text:p>
      <text:p text:style-name="Text_20_body">Die Datenübertragung über USB erfolgt differenziell über die beiden Datenleitungen D+ und D-. Die genaue Repräsentation der Daten auf diesen Leitungen hängt vom Übertragungsprotokoll (USB 1.x, USB 2.0, USB 3.x usw.) sowie von der Art der Übertragung (Low-Speed, Full-Speed, High-Speed, SuperSpeed usw.) ab.</text:p>
      <text:p text:style-name="Text_20_body">Hier ist eine vereinfachte Darstellung der Datenübertragung auf den Datenleitungen D+ und D-:</text:p>
      <text:h text:style-name="Heading_20_3" text:outline-level="3">USB 2.0 und früher (Low-Speed, Full-Speed):</text:h>
      <text:list text:style-name="L1">
        <text:list-item>
          <text:p text:style-name="P6"><text:span text:style-name="Strong_20_Emphasis">Single-Ended Zero (SE0):</text:span> In diesem Zustand sind sowohl D+ als auch D- auf einem niedrigen Pegel. Dies wird verwendet, um das Ende eines Pakets oder einer Übertragung zu kennzeichnen.</text:p>
        </text:list-item>
        <text:list-item>
          <text:p text:style-name="P6"><text:span text:style-name="Strong_20_Emphasis">Single-Ended One (SE1):</text:span> In diesem Zustand sind sowohl D+ als auch D- auf einem hohen Pegel. Dies wird normalerweise zwischen Paketen oder Übertragungen verwendet.</text:p>
        </text:list-item>
        <text:list-item>
          <text:p text:style-name="P6"><text:span text:style-name="Strong_20_Emphasis">Differential Mode (D+ vs. D-):</text:span> Die eigentliche Datenübertragung erfolgt im differentiellen Modus, bei dem die Daten auf D+ und D- als Spannungsdifferenz zwischen den beiden Leitungen codiert sind. Die Kodierung kann je nach USB-Geschwindigkeit und Protokoll variieren, aber üblicherweise werden Zustände wie J (Low) und K (High) verwendet, um binäre Daten zu übertragen.</text:p>
        </text:list-item>
      </text:list>
      <text:h text:style-name="Heading_20_3" text:outline-level="3">USB 3.x (SuperSpeed):</text:h>
      <text:list text:style-name="L2">
        <text:list-item>
          <text:p text:style-name="P7"><text:span text:style-name="Strong_20_Emphasis">Differential Mode (D+ vs. D-):</text:span> Ähnlich wie bei USB 2.0 erfolgt die Datenübertragung im differentiellen Modus. Bei USB 3.x werden jedoch höhere Datenraten unterstützt, und die Kodierung kann komplexer sein. Die genaue Kodierung und die Verwendung von <text:soft-page-break/>Zwischenzuständen wie PRE und SYNC hängen vom genauen Übertragungsprotokoll (z. B. USB 3.0, USB 3.1 Gen 1, USB 3.1 Gen 2) und von der verwendeten Codierung (z. B. 8b/10b, 128b/132b) ab.</text:p>
        </text:list-item>
      </text:list>
      <text:p text:style-name="Text_20_body">Die tatsächliche Interpretation der Spannungspegel und -änderungen auf den Leitungen D+ und D- wird von der USB-Controller-Hardware auf Seiten des Hosts und des USB-Geräts durchgeführt. Die genaue Handhabung dieser Signale und ihre Umwandlung in Daten erfolgt durch die USB-Controller gemäß den USB-Spezifikationen und den Anforderungen des jeweiligen USB-Geschwindigkeitsstandards.</text:p>
      <text:p text:style-name="P5"><draw:frame draw:style-name="fr1" draw:name="Image3" text:anchor-type="as-char" svg:width="0.25in" svg:height="0.25in" draw:z-index="2"><draw:image xlink:href="Pictures/100000000000007800000078689F95D562CA9DB4.png" xlink:type="simple" xlink:show="embed" xlink:actuate="onLoad" draw:mime-type="image/png"/><svg:title>User</svg:title></draw:frame></text:p>
      <text:p text:style-name="Text_20_body">beschränke dich auf USB 2.0, im Differential Mode, welchen befehl wird an ein USB Stick bzw. den controller des USB Sticks geschickt damit er einen block schreibt?</text:p>
      <text:p text:style-name="Text_20_body">Im Differential Mode von USB 2.0 werden Daten über die D+ und D- Leitungen als Spannungsdifferenz zwischen den beiden Leitungen codiert. Um einen Block an einen USB-Stick zu schreiben, sendet der Hostcontroller einen USB-Befehl an den USB-Controller des Sticks über das USB-Kommunikationsprotokoll. Dieser Befehl wird normalerweise als Teil einer USB-Kontrollübertragung gesendet.</text:p>
      <text:p text:style-name="Text_20_body">Ein typischer Befehl zum Schreiben eines Blocks auf einen USB-Stick könnte eine USB-Bulk-OUT-Übertragung sein. Bulk-OUT-Übertragungen werden verwendet, um Daten vom Host an das Gerät zu senden, wie beispielsweise das Schreiben von Dateien auf den USB-Stick.</text:p>
      <text:p text:style-name="Text_20_body">Die genaue Struktur des Befehls hängt von der Art des USB-Geräts und dem verwendeten USB-Protokoll ab. Hier ist eine vereinfachte Darstellung eines USB-Bulk-OUT-Befehls:</text:p>
      <text:list text:style-name="L3">
        <text:list-item>
          <text:p text:style-name="P8"><text:span text:style-name="Strong_20_Emphasis">Token-Paket (OUT-Token):</text:span> Der Host sendet ein Token-Paket mit dem OUT-Token, um eine Übertragung zum USB-Gerät zu initiieren.</text:p>
        </text:list-item>
        <text:list-item>
          <text:p text:style-name="P8"><text:span text:style-name="Strong_20_Emphasis">Adresse und Endpunkt:</text:span> Das Token-Paket enthält die Adresse des USB-Geräts und den Endpunkt, über den die Übertragung erfolgen soll.</text:p>
        </text:list-item>
        <text:list-item>
          <text:p text:style-name="P8"><text:span text:style-name="Strong_20_Emphasis">Datenpaket:</text:span> Das Datenpaket enthält die eigentlichen Daten, die auf den USB-Stick geschrieben werden sollen. Dies kann der Block sein, den der Host schreiben möchte.</text:p>
        </text:list-item>
        <text:list-item>
          <text:p text:style-name="P8"><text:span text:style-name="Strong_20_Emphasis">Handshake-Paket (ACK oder NAK):</text:span> Das USB-Gerät sendet ein Handshake-Paket zurück an den Host, um den erfolgreichen Empfang der Daten zu bestätigen (ACK) oder um anzuzeigen, dass ein Fehler aufgetreten ist und die Daten erneut gesendet werden müssen (NAK).</text:p>
        </text:list-item>
      </text:list>
      <text:p text:style-name="Text_20_body">Dies ist jedoch eine sehr vereinfachte Darstellung, und die tatsächliche Implementierung hängt von der USB-Spezifikation, dem Treiber und der Firmware des USB-Sticks ab. Die genaue Struktur und die erforderlichen Befehle können in den USB-Spezifikationen und im Datenblatt des USB-Sticks gefunden werden.</text:p>
      <text:p text:style-name="P5"><draw:frame draw:style-name="fr1" draw:name="Image4" text:anchor-type="as-char" svg:width="0.25in" svg:height="0.25in" draw:z-index="3"><draw:image xlink:href="Pictures/100000000000007800000078689F95D562CA9DB4.png" xlink:type="simple" xlink:show="embed" xlink:actuate="onLoad" draw:mime-type="image/png"/><svg:title>User</svg:title></draw:frame></text:p>
      <text:p text:style-name="Text_20_body">liste die Token-Paket (OUT-Token) befehle welche ein USB stick haben auf</text:p>
      <text:p text:style-name="Text_20_body"><text:soft-page-break/>USB-Sticks haben im Allgemeinen keine eigenen spezifischen Token-Paket-Befehle. Die Kommunikation zwischen einem USB-Host (wie einem Computer) und einem USB-Stick erfolgt gemäß den USB-Spezifikationen und -Standards. Die Token-Paket-Befehle werden vom USB-Hostcontroller (im Computer) verwendet, um Kommunikationsvorgänge mit dem USB-Gerät (dem Stick) zu steuern.</text:p>
      <text:p text:style-name="Text_20_body">Die gängigsten Arten von USB-Token-Paketen, die für die Kommunikation mit einem USB-Gerät verwendet werden, sind:</text:p>
      <text:list text:style-name="L4">
        <text:list-item>
          <text:p text:style-name="P9"><text:span text:style-name="Strong_20_Emphasis">SETUP-Token:</text:span> Dieses Token-Paket wird verwendet, um Kontrolltransaktionen zu initiieren, wie zum Beispiel das Senden von Befehlen zum Lesen oder Schreiben von Daten auf den USB-Stick.</text:p>
        </text:list-item>
        <text:list-item>
          <text:p text:style-name="P9"><text:span text:style-name="Strong_20_Emphasis">OUT-Token:</text:span> Dieses Token-Paket wird verwendet, um Daten vom Host an das USB-Gerät zu senden. Zum Beispiel wird ein OUT-Token-Paket verwendet, um Daten zum Schreiben auf den USB-Stick zu übertragen.</text:p>
        </text:list-item>
        <text:list-item>
          <text:p text:style-name="P9"><text:span text:style-name="Strong_20_Emphasis">IN-Token:</text:span> Dieses Token-Paket wird verwendet, um Daten vom USB-Gerät an den Host zu senden. Zum Beispiel wird ein IN-Token-Paket verwendet, um Daten vom USB-Stick zu lesen.</text:p>
        </text:list-item>
      </text:list>
      <text:p text:style-name="Text_20_body">Die genauen Details und die Verwendung dieser Token-Paket-Befehle hängen von der Art der USB-Übertragung (Kontroll-, Bulk-, Interrupt- oder Isochron-Transaktion) sowie von der USB-Geschwindigkeit und -Version ab (USB 1.x, USB 2.0, USB 3.x). Die genauen Befehle und deren Verwendung werden in den USB-Spezifikationen definiert.</text:p>
      <text:p text:style-name="P5"><draw:frame draw:style-name="fr1" draw:name="Image5" text:anchor-type="as-char" svg:width="0.25in" svg:height="0.25in" draw:z-index="4"><draw:image xlink:href="Pictures/100000000000007800000078689F95D562CA9DB4.png" xlink:type="simple" xlink:show="embed" xlink:actuate="onLoad" draw:mime-type="image/png"/><svg:title>User</svg:title></draw:frame></text:p>
      <text:p text:style-name="Text_20_body">wie sieht so ein Setup Token genau aus, also die Bitmaske oder die Liste der Befehele, das wird ja meist in einer c Header datei noch schön dargsteellt</text:p>
      <text:p text:style-name="Text_20_body">Ein SETUP-Token ist eine Art von Token-Paket, das in USB-Kontrolltransaktionen verwendet wird. Es wird verwendet, um Kontrollbefehle vom Host an das USB-Gerät zu senden, wie z.B. Anfragen für bestimmte Operationen oder Konfigurationen. Die genaue Struktur eines SETUP-Tokens wird durch das USB-Protokoll definiert und ist in der USB-Spezifikation spezifiziert.</text:p>
      <text:p text:style-name="Text_20_body">Die genaue Darstellung eines SETUP-Tokens in C-Code kann je nach Kontext und Anwendung variieren. Hier ist jedoch eine typische Darstellung eines SETUP-Tokens in C-Code, wie es in einer Header-Datei für die Programmierung von USB-Host- oder Gerätetreibern dargestellt werden könnte:</text:p>
      <text:p text:style-name="P1">c</text:p>
      <text:p text:style-name="P3"><text:span text:style-name="Source_20_Text">// Definition der Struktur eines SETUP-Tokens</text:span></text:p>
      <text:p text:style-name="P3"><text:span text:style-name="Source_20_Text">typedef struct {</text:span></text:p>
      <text:p text:style-name="P3"><text:span text:style-name="Source_20_Text"><text:s text:c="4"/>uint8_t bmRequestType; <text:s/>// Bitmaske für die Art des Kontrollbefehls</text:span></text:p>
      <text:p text:style-name="P3"><text:span text:style-name="Source_20_Text"><text:s text:c="4"/>uint8_t bRequest; <text:s text:c="6"/>// Spezifischer Kontrollbefehl</text:span></text:p>
      <text:p text:style-name="P3"><text:span text:style-name="Source_20_Text"><text:s text:c="4"/>uint16_t wValue; <text:s text:c="7"/>// Wert für den Befehl</text:span></text:p>
      <text:p text:style-name="P3"><text:span text:style-name="Source_20_Text"><text:s text:c="4"/>uint16_t wIndex; <text:s text:c="7"/>// Index oder Adresse für den Befehl</text:span></text:p>
      <text:p text:style-name="P3"><text:span text:style-name="Source_20_Text"><text:s text:c="4"/>uint16_t wLength; <text:s text:c="6"/>// Länge der Daten, die übertragen werden sollen</text:span></text:p>
      <text:p text:style-name="P2"><text:span text:style-name="Source_20_Text">} USB_SETUP_TOKEN;</text:span></text:p>
      <text:p text:style-name="Text_20_body"><text:soft-page-break/>In diesem Beispiel ist <text:span text:style-name="Source_20_Text">USB_SETUP_TOKEN</text:span> eine Struktur, die die verschiedenen Felder eines SETUP-Tokens darstellt. Die einzelnen Felder haben folgende Bedeutungen:</text:p>
      <text:list text:style-name="L5">
        <text:list-item>
          <text:p text:style-name="P11"><text:span text:style-name="Source_20_Text">bmRequestType</text:span>: Bitmaske, die die Art des Kontrollbefehls sowie die Richtung (Host zum Gerät oder Gerät zum Host) angibt.</text:p>
        </text:list-item>
        <text:list-item>
          <text:p text:style-name="P11"><text:span text:style-name="Source_20_Text">bRequest</text:span>: Spezifischer Kontrollbefehl, der ausgeführt werden soll.</text:p>
        </text:list-item>
        <text:list-item>
          <text:p text:style-name="P11"><text:span text:style-name="Source_20_Text">wValue</text:span>: Wert für den Befehl, der je nach Befehl unterschiedliche Bedeutungen haben kann.</text:p>
        </text:list-item>
        <text:list-item>
          <text:p text:style-name="P11"><text:span text:style-name="Source_20_Text">wIndex</text:span>: Index oder Adresse für den Befehl, der je nach Befehl unterschiedliche Bedeutungen haben kann.</text:p>
        </text:list-item>
        <text:list-item>
          <text:p text:style-name="P10"><text:span text:style-name="Source_20_Text">wLength</text:span>: Länge der Daten, die mit dem Befehl übertragen werden sollen, wenn zutreffend.</text:p>
        </text:list-item>
      </text:list>
      <text:p text:style-name="Text_20_body">Diese Struktur kann verwendet werden, um ein SETUP-Token zu erstellen und zu senden, indem Sie die Felder entsprechend den Anforderungen Ihrer Anwendung setzen. Die genaue Verwendung hängt von der jeweiligen USB-Implementierung und den Anforderungen Ihrer Software ab.</text:p>
      <text:p text:style-name="P5">1 / 2</text:p>
      <text:p text:style-name="P5"><draw:frame draw:style-name="fr1" draw:name="Image6" text:anchor-type="as-char" svg:width="0.25in" svg:height="0.25in" draw:z-index="5"><draw:image xlink:href="Pictures/100000000000007800000078689F95D562CA9DB4.png" xlink:type="simple" xlink:show="embed" xlink:actuate="onLoad" draw:mime-type="image/png"/><svg:title>User</svg:title></draw:frame></text:p>
      <text:p text:style-name="Text_20_body">was sind die möglichen werte mit beschriftung für bmRequestType</text:p>
      <text:p text:style-name="Text_20_body">Der <text:span text:style-name="Source_20_Text">bmRequestType</text:span> in einem SETUP-Token definiert die Art des Kontrollbefehls sowie die Richtung der Übertragung (vom Host zum Gerät oder vom Gerät zum Host). Er ist ein 8-Bit-Feld, dessen Bits spezifische Bedeutungen haben. Hier sind die möglichen Werte mit ihren Beschriftungen:</text:p>
      <text:list text:style-name="L6">
        <text:list-item>
          <text:p text:style-name="P12"><text:span text:style-name="Strong_20_Emphasis">Bit 7 (MSB):</text:span> Richtung der Übertragung.</text:p>
          <text:list>
            <text:list-item>
              <text:p text:style-name="P13"><text:span text:style-name="Source_20_Text">0</text:span>: Host zum Gerät (OUT)</text:p>
            </text:list-item>
            <text:list-item>
              <text:p text:style-name="P13"><text:span text:style-name="Source_20_Text">1</text:span>: Gerät zum Host (IN)</text:p>
            </text:list-item>
          </text:list>
        </text:list-item>
        <text:list-item>
          <text:p text:style-name="P12"><text:span text:style-name="Strong_20_Emphasis">Bits 6-5:</text:span> Typ des Kontrollbefehls.</text:p>
          <text:list>
            <text:list-item>
              <text:p text:style-name="P13"><text:span text:style-name="Source_20_Text">00</text:span>: Standard Request</text:p>
            </text:list-item>
            <text:list-item>
              <text:p text:style-name="P13"><text:span text:style-name="Source_20_Text">01</text:span>: Class-specific Request</text:p>
            </text:list-item>
            <text:list-item>
              <text:p text:style-name="P13"><text:span text:style-name="Source_20_Text">10</text:span>: Vendor-specific Request</text:p>
            </text:list-item>
            <text:list-item>
              <text:p text:style-name="P13"><text:span text:style-name="Source_20_Text">11</text:span>: Reserved</text:p>
            </text:list-item>
          </text:list>
        </text:list-item>
        <text:list-item>
          <text:p text:style-name="P12"><text:span text:style-name="Strong_20_Emphasis">Bits 4-0:</text:span> Empfänger des Kontrollbefehls.</text:p>
          <text:list>
            <text:list-item>
              <text:p text:style-name="P13"><text:span text:style-name="Source_20_Text">00000</text:span>: Empfänger ist das Gerät</text:p>
            </text:list-item>
            <text:list-item>
              <text:p text:style-name="P13"><text:span text:style-name="Source_20_Text">00001</text:span>: Empfänger ist ein bestimmtes Interface</text:p>
            </text:list-item>
            <text:list-item>
              <text:p text:style-name="P13"><text:span text:style-name="Source_20_Text">00010</text:span>: Empfänger ist ein bestimmter Endpunkt</text:p>
            </text:list-item>
            <text:list-item>
              <text:p text:style-name="P13"><text:span text:style-name="Source_20_Text">00011</text:span>: Empfänger ist das andere Interface des Endpunkts</text:p>
            </text:list-item>
            <text:list-item>
              <text:p text:style-name="P12"><text:span text:style-name="Source_20_Text">00100 - 11111</text:span>: Reserviert</text:p>
            </text:list-item>
          </text:list>
        </text:list-item>
      </text:list>
      <text:p text:style-name="Text_20_body">Zum Beispiel bedeutet <text:span text:style-name="Source_20_Text">bmRequestType</text:span> mit dem Wert <text:span text:style-name="Source_20_Text">0b10000000</text:span>:</text:p>
      <text:list text:style-name="L7">
        <text:list-item>
          <text:p text:style-name="P15">Bit 7 ist 1, was bedeutet, dass die Übertragung vom Gerät zum Host (IN) erfolgt.</text:p>
        </text:list-item>
        <text:list-item>
          <text:p text:style-name="P15">Bits 6-5 sind 00, was bedeutet, dass es sich um einen Standard Request handelt.</text:p>
        </text:list-item>
        <text:list-item>
          <text:p text:style-name="P14">Bits 4-0 sind 00000, was bedeutet, dass der Empfänger des Befehls das Gerät selbst ist.</text:p>
        </text:list-item>
      </text:list>
      <text:p text:style-name="Text_20_body"><text:soft-page-break/>Es ist wichtig zu beachten, dass diese Werte in der USB-Spezifikation definiert sind und von der spezifischen Anwendung und dem USB-Gerät abhängen können.</text:p>
      <text:p text:style-name="P5"><draw:frame draw:style-name="fr1" draw:name="Image7" text:anchor-type="as-char" svg:width="0.25in" svg:height="0.25in" draw:z-index="6"><draw:image xlink:href="Pictures/100000000000007800000078689F95D562CA9DB4.png" xlink:type="simple" xlink:show="embed" xlink:actuate="onLoad" draw:mime-type="image/png"/><svg:title>User</svg:title></draw:frame></text:p>
      <text:p text:style-name="Text_20_body">meine frage ist ein layer weiter oben, ich würde gerne den layer haben, wo zwishcen PC und USB Stick ausgehandelt wird ob gelesen oder geschrieben wird</text:p>
      <text:p text:style-name="Text_20_body">Entschuldigung für das Missverständnis. Die Ebene, auf der zwischen dem Host (PC) und dem USB-Gerät (USB-Stick) ausgehandelt wird, ob gelesen oder geschrieben wird, ist die USB-Protokollebene auf der höheren Ebene, insbesondere im Rahmen der USB-Kontrolltransaktionen.</text:p>
      <text:p text:style-name="Text_20_body">In USB-Kontrolltransaktionen werden Informationen über die Art der Übertragung (Lesen oder Schreiben) sowie die spezifischen Befehle und Parameter, die für die Übertragung erforderlich sind, ausgetauscht. Diese Kontrolltransaktionen verwenden SETUP-Token, die zwischen dem Host und dem Gerät gesendet werden, um Kontrollbefehle zu initiieren.</text:p>
      <text:p text:style-name="Text_20_body">Die <text:span text:style-name="Source_20_Text">bmRequestType</text:span>-Feldwerte im SETUP-Token, wie bereits erwähnt, geben an, ob es sich um eine Lesetransaktion (IN) oder eine Schreibtransaktion (OUT) handelt, sowie den Typ des Kontrollbefehls und den Empfänger des Befehls.</text:p>
      <text:p text:style-name="Text_20_body">Hier sind einige Beispiele für <text:span text:style-name="Source_20_Text">bmRequestType</text:span>-Werte, die für Lese- und Schreibtransaktionen verwendet werden können:</text:p>
      <text:list text:style-name="L8">
        <text:list-item>
          <text:p text:style-name="P16">Für eine Leseoperation (vom USB-Stick zum Host):</text:p>
          <text:list>
            <text:list-item>
              <text:p text:style-name="P17"><text:span text:style-name="Source_20_Text">bmRequestType</text:span>: <text:span text:style-name="Source_20_Text">0b10000000</text:span> (Gerät zum Host)</text:p>
            </text:list-item>
            <text:list-item>
              <text:p text:style-name="P17"><text:span text:style-name="Source_20_Text">bmRequestType</text:span>: <text:span text:style-name="Source_20_Text">0b10100000</text:span> (Gerät zum Host, Standard Request, Empfänger: Gerät)</text:p>
            </text:list-item>
            <text:list-item>
              <text:p text:style-name="P17">Weitere spezifische Werte hängen vom spezifischen Kontrollbefehl ab, der gesendet wird.</text:p>
            </text:list-item>
          </text:list>
        </text:list-item>
        <text:list-item>
          <text:p text:style-name="P16">Für eine Schreiboperation (vom Host zum USB-Stick):</text:p>
          <text:list>
            <text:list-item>
              <text:p text:style-name="P17"><text:span text:style-name="Source_20_Text">bmRequestType</text:span>: <text:span text:style-name="Source_20_Text">0b00000000</text:span> (Host zum Gerät)</text:p>
            </text:list-item>
            <text:list-item>
              <text:p text:style-name="P17"><text:span text:style-name="Source_20_Text">bmRequestType</text:span>: <text:span text:style-name="Source_20_Text">0b00100000</text:span> (Host zum Gerät, Standard Request, Empfänger: Gerät)</text:p>
            </text:list-item>
            <text:list-item>
              <text:p text:style-name="P16">Weitere spezifische Werte hängen vom spezifischen Kontrollbefehl ab, der gesendet wird.</text:p>
            </text:list-item>
          </text:list>
        </text:list-item>
      </text:list>
      <text:p text:style-name="Text_20_body">Die genaue Verwendung und Bedeutung von <text:span text:style-name="Source_20_Text">bmRequestType</text:span>-Werten sowie die spezifischen Kontrollbefehle hängen von der USB-Spezifikation und der implementierten Funktionalität des USB-Geräts (USB-Stick) ab.</text:p>
      <text:p text:style-name="P5"><draw:frame draw:style-name="fr1" draw:name="Image8" text:anchor-type="as-char" svg:width="0.25in" svg:height="0.25in" draw:z-index="7"><draw:image xlink:href="Pictures/100000000000007800000078689F95D562CA9DB4.png" xlink:type="simple" xlink:show="embed" xlink:actuate="onLoad" draw:mime-type="image/png"/><svg:title>User</svg:title></draw:frame></text:p>
      <text:p text:style-name="Text_20_body">aber um ein block vom stick zu lesen muss man ja sagen welcher block, also da schreibt man ja auch etwas auf den Kabel aber nicht auf den Stick</text:p>
      <text:p text:style-name="Text_20_body"><text:soft-page-break/>Ah, ich verstehe jetzt besser, worauf Sie hinauswollen. Um Daten von einem USB-Gerät (wie einem USB-Stick) zu lesen oder zu schreiben, verwendet der Host-Controller (z. B. ein PC) USB-Befehle, um den Zugriff auf bestimmte Blöcke oder Datenbereiche auf dem USB-Gerät anzufordern.</text:p>
      <text:p text:style-name="Text_20_body">Die USB-Kommunikationsebene, die diese Blockadressierung und -zugriffe verwaltet, ist ein Teil des USB-Massenspeicherprotokolls (USB Mass Storage Class), das von USB-Speichergeräten wie USB-Sticks verwendet wird.</text:p>
      <text:p text:style-name="Text_20_body">In diesem Kontext gibt es spezifische USB-Befehle, die verwendet werden, um Lese- und Schreibvorgänge auf einem USB-Speichergerät auszuführen. Diese Befehle werden normalerweise als Teil von USB-Bulk-OUT- und USB-Bulk-IN-Übertragungen gesendet.</text:p>
      <text:p text:style-name="Text_20_body">Ein Beispiel für einen USB-Befehl zum Lesen eines Datenblocks von einem USB-Stick könnte sein, dass der Host-Controller eine Anfrage sendet, um einen bestimmten Block zu lesen, indem er die entsprechende Blockadresse und Länge in einem Kontrollbefehl spezifiziert. Dies wird normalerweise als Teil einer USB-Kontrollübertragung durchgeführt.</text:p>
      <text:p text:style-name="Text_20_body">Ein ähnlicher Befehl zum Schreiben eines Datenblocks auf einen USB-Stick könnte gesendet werden, indem der Host-Controller eine Anfrage zum Schreiben eines bestimmten Datenblocks mit den entsprechenden Daten und der Blockadresse sendet.</text:p>
      <text:p text:style-name="Text_20_body">Diese USB-Befehle werden vom USB-Massenspeicherprotokoll definiert und sind spezifisch für die Kommunikation mit USB-Speichergeräten. Die genauen Details und Befehle können in den entsprechenden Spezifikationen der USB-Massenspeicherklasse gefunden werden.</text:p>
      <text:p text:style-name="P5"><draw:frame draw:style-name="fr1" draw:name="Image9" text:anchor-type="as-char" svg:width="0.25in" svg:height="0.25in" draw:z-index="8"><draw:image xlink:href="Pictures/100000000000007800000078689F95D562CA9DB4.png" xlink:type="simple" xlink:show="embed" xlink:actuate="onLoad" draw:mime-type="image/png"/><svg:title>User</svg:title></draw:frame></text:p>
      <text:p text:style-name="Text_20_body">bei der Block-adressierugn wie sieht da der Befehl oder das Datenpaket aus um einen Block uz schreiben und um einen block zu lesen?</text:p>
      <text:p text:style-name="Text_20_body">Die Blockadressierung und Datenübertragung bei USB-Massenspeichergeräten wie USB-Sticks erfolgt durch spezifische Befehle, die im Rahmen des USB-Massenspeicherprotokolls definiert sind. Hier sind vereinfachte Darstellungen, wie Befehle zum Schreiben und Lesen von Datenblöcken in einem USB-Massenspeichergerät aussehen könnten:</text:p>
      <text:h text:style-name="Heading_20_3" text:outline-level="3">Block schreiben:</text:h>
      <text:list text:style-name="L9">
        <text:list-item>
          <text:p text:style-name="P18"><text:span text:style-name="Strong_20_Emphasis">Setup-Paket für das Schreiben:</text:span></text:p>
          <text:list>
            <text:list-item>
              <text:p text:style-name="P19"><text:span text:style-name="Source_20_Text">bmRequestType</text:span>: Bestimmt die Richtung der Übertragung (Host zum Gerät), den Typ des Kontrollbefehls und den Empfänger des Befehls.</text:p>
            </text:list-item>
            <text:list-item>
              <text:p text:style-name="P19"><text:span text:style-name="Source_20_Text">bRequest</text:span>: Spezifiziert den Kontrollbefehl für das Schreiben.</text:p>
            </text:list-item>
            <text:list-item>
              <text:p text:style-name="P19"><text:span text:style-name="Source_20_Text">wValue</text:span>: Enthält möglicherweise Informationen über den Befehl, z. B. eine Kennung für das Schreiben.</text:p>
            </text:list-item>
            <text:list-item>
              <text:p text:style-name="P19"><text:span text:style-name="Source_20_Text">wIndex</text:span>: Kann die Adresse oder den Blockindex angeben, in den geschrieben werden soll.</text:p>
            </text:list-item>
            <text:list-item>
              <text:p text:style-name="P19"><text:span text:style-name="Source_20_Text">wLength</text:span>: Gibt die Länge der Daten an, die geschrieben werden sollen.</text:p>
            </text:list-item>
          </text:list>
        </text:list-item>
        <text:list-item>
          <text:p text:style-name="P18"><text:span text:style-name="Strong_20_Emphasis">Datenpaket für das Schreiben:</text:span></text:p>
          <text:list>
            <text:list-item>
              <text:p text:style-name="P18"><text:soft-page-break/>Enthält die zu schreibenden Daten, z. B. den Inhalt des zu schreibenden Blocks.</text:p>
            </text:list-item>
          </text:list>
        </text:list-item>
      </text:list>
      <text:h text:style-name="Heading_20_3" text:outline-level="3">Block lesen:</text:h>
      <text:list text:style-name="L10">
        <text:list-item>
          <text:p text:style-name="P20"><text:span text:style-name="Strong_20_Emphasis">Setup-Paket für das Lesen:</text:span></text:p>
          <text:list>
            <text:list-item>
              <text:p text:style-name="P21"><text:span text:style-name="Source_20_Text">bmRequestType</text:span>: Bestimmt die Richtung der Übertragung (Gerät zum Host), den Typ des Kontrollbefehls und den Empfänger des Befehls.</text:p>
            </text:list-item>
            <text:list-item>
              <text:p text:style-name="P21"><text:span text:style-name="Source_20_Text">bRequest</text:span>: Spezifiziert den Kontrollbefehl für das Lesen.</text:p>
            </text:list-item>
            <text:list-item>
              <text:p text:style-name="P21"><text:span text:style-name="Source_20_Text">wValue</text:span>: Enthält möglicherweise Informationen über den Befehl, z. B. eine Kennung für das Lesen.</text:p>
            </text:list-item>
            <text:list-item>
              <text:p text:style-name="P21"><text:span text:style-name="Source_20_Text">wIndex</text:span>: Kann die Adresse oder den Blockindex angeben, den gelesen werden soll.</text:p>
            </text:list-item>
            <text:list-item>
              <text:p text:style-name="P21"><text:span text:style-name="Source_20_Text">wLength</text:span>: Gibt die maximale Länge der Daten an, die gelesen werden sollen.</text:p>
            </text:list-item>
          </text:list>
        </text:list-item>
        <text:list-item>
          <text:p text:style-name="P20"><text:span text:style-name="Strong_20_Emphasis">Datenpaket für das Lesen:</text:span></text:p>
          <text:list>
            <text:list-item>
              <text:p text:style-name="P20">Enthält die gelesenen Daten, die vom Gerät zurück an den Host gesendet werden.</text:p>
            </text:list-item>
          </text:list>
        </text:list-item>
      </text:list>
      <text:p text:style-name="Text_20_body">Die genauen Werte und Formate dieser Befehle hängen von der Implementierung des USB-Massenspeicherprotokolls ab, das in den Spezifikationen der USB-Massenspeicherklasse definiert ist. Die oben beschriebenen Befehle sind eine allgemeine Darstellung und können je nach Spezifikation und Gerätehersteller variieren.</text:p>
      <text:p text:style-name="P5"><draw:frame draw:style-name="fr1" draw:name="Image10" text:anchor-type="as-char" svg:width="0.25in" svg:height="0.25in" draw:z-index="9"><draw:image xlink:href="Pictures/100000000000007800000078689F95D562CA9DB4.png" xlink:type="simple" xlink:show="embed" xlink:actuate="onLoad" draw:mime-type="image/png"/><svg:title>User</svg:title></draw:frame></text:p>
      <text:p text:style-name="Text_20_body">ja aber nicht im programm code von c sondern auf dem bus selber</text:p>
      <text:p text:style-name="Text_20_body">Entschuldigung für das Missverständnis. Auf dem physikalischen Bus werden die Befehle und Daten in Form von elektrischen Signalen übertragen. Die genaue Darstellung auf dem Bus variiert je nach USB-Protokollversion und -geschwindigkeit sowie je nach Art der Übertragung (Kontrolldaten, Bulkdaten, Interruptdaten usw.).</text:p>
      <text:p text:style-name="Text_20_body">Für USB 2.0 und frühere Versionen, insbesondere im Kontext von Massenspeicherübertragungen, werden die Befehle und Daten normalerweise über die D+ und D- Datenleitungen im differentiellen Modus übertragen. Die genaue Kodierung und das Protokoll, das auf diesen Leitungen verwendet wird, werden in den USB-Spezifikationen definiert.</text:p>
      <text:p text:style-name="Text_20_body">Ein vereinfachtes Beispiel für die Übertragung von Befehlen und Daten beim Schreiben und Lesen von Blöcken auf dem Bus könnte folgendermaßen aussehen:</text:p>
      <text:h text:style-name="Heading_20_3" text:outline-level="3">Block schreiben:</text:h>
      <text:list text:style-name="L11">
        <text:list-item>
          <text:p text:style-name="P22"><text:span text:style-name="Strong_20_Emphasis">Setup-Paket für das Schreiben:</text:span></text:p>
          <text:list>
            <text:list-item>
              <text:p text:style-name="P23">Beginnt mit einem OUT-Token, das vom Host an das Gerät gesendet wird, um anzugeben, dass eine Übertragung initiiert wird.</text:p>
            </text:list-item>
            <text:list-item>
              <text:p text:style-name="P23">Enthält die notwendigen Kontrolldaten, einschließlich der Adresse oder des Blockindex, in den geschrieben werden soll, sowie der Länge der zu schreibenden Daten.</text:p>
            </text:list-item>
          </text:list>
        </text:list-item>
        <text:list-item>
          <text:p text:style-name="P22"><text:span text:style-name="Strong_20_Emphasis">Datenpaket für das Schreiben:</text:span></text:p>
          <text:list>
            <text:list-item>
              <text:p text:style-name="P22"><text:soft-page-break/>Enthält die tatsächlichen Daten, die übertragen werden sollen, z. B. den Inhalt des zu schreibenden Blocks.</text:p>
            </text:list-item>
          </text:list>
        </text:list-item>
      </text:list>
      <text:h text:style-name="Heading_20_3" text:outline-level="3">Block lesen:</text:h>
      <text:list text:style-name="L12">
        <text:list-item>
          <text:p text:style-name="P24"><text:span text:style-name="Strong_20_Emphasis">Setup-Paket für das Lesen:</text:span></text:p>
          <text:list>
            <text:list-item>
              <text:p text:style-name="P25">Beginnt mit einem IN-Token, das vom Host an das Gerät gesendet wird, um anzugeben, dass eine Leseübertragung initiiert wird.</text:p>
            </text:list-item>
            <text:list-item>
              <text:p text:style-name="P25">Enthält die notwendigen Kontrolldaten, einschließlich der Adresse oder des Blockindex, der gelesen werden soll, sowie der maximalen Länge der zu lesenden Daten.</text:p>
            </text:list-item>
          </text:list>
        </text:list-item>
        <text:list-item>
          <text:p text:style-name="P24"><text:span text:style-name="Strong_20_Emphasis">Datenpaket für das Lesen:</text:span></text:p>
          <text:list>
            <text:list-item>
              <text:p text:style-name="P24">Enthält die gelesenen Daten, die vom Gerät an den Host zurückgesendet werden.</text:p>
            </text:list-item>
          </text:list>
        </text:list-item>
      </text:list>
      <text:p text:style-name="Text_20_body">Die genaue Darstellung dieser Übertragungen auf dem physikalischen Bus erfolgt durch die Kodierung der elektrischen Signale auf den D+ und D- Leitungen entsprechend den Spezifikationen des USB-Protokolls und den Anforderungen der USB-Geräte. Die genauen Details sind in den USB-Spezifikationen spezifiziert und umfassen Aspekte wie Signalpegel, Signalzustände, Signalverzögerungen us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0:39:36.715948459</meta:creation-date>
    <dc:date>2024-05-01T10:43:04.105219122</dc:date>
    <meta:editing-duration>PT3M27S</meta:editing-duration>
    <meta:editing-cycles>2</meta:editing-cycles>
    <meta:generator>LibreOffice/7.4.7.2$Linux_X86_64 LibreOffice_project/40$Build-2</meta:generator>
    <meta:document-statistic meta:table-count="0" meta:image-count="10" meta:object-count="0" meta:page-count="10" meta:paragraph-count="223" meta:word-count="2967" meta:character-count="21037" meta:non-whitespace-character-count="18024"/>
  </office:meta>
</office:document-meta>
</file>